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Final Reflection: barriers to national shared decision making and deprescribing efforts <text:s text:c="2"/>Given the above eight shared decision making and deprescribing challenges, please reflect on the followin...</text:p>
      <text:p text:style-name="Standard"/>
      <text:p text:style-name="Standard">Llevamos muchísimos años haciendo lo mismo, haciendo heridas con Psicofarmacología y no se cuando ha de darse cuenta la sociedad, que hacer lo que hemos estado haciendo durante tanto tiempo NO FUNCIONA, siempre es lo mismo ganar dinero para unos pocos llenarse los bolsillos, sin importar consecuencias, ya es hora de ayudarnos entre nosotros y ver a los personas que sufren psíquicamente, como algo natural y ayudar holísticamente con herramientas de compasión .</text:p>
      <text:p text:style-name="Standard"/>
      <text:p text:style-name="Standard">Creo que la iniciativa más urgente es el reconocimiento pleno y no discriminatorio de los derechos humanos de las personas con discapacidades psicosociales. Una vez que se ejerza el derecho al consentimiento informado para cualquier tratamiento y se acepte a los pacientes como sujetos, se realizarán otros cambios y avances. En mi opinión, las principales barreras son las posturas profesionales dentro de la profesión psiquiátrica. Y es por eso que una amplia coalición con profesionales críticos, el movimiento de usuarios y familias y también de <text:s/>valientes funcionarios de salud pública será crucial para efectuar el cambio.</text:p>
      <text:p text:style-name="Standard">Creo que más de enfocarlo en 8 areas debe entenderse que los neurolepticos o tranquilizantes mayores tienen un uso muy limitado para situaciones de urgencias y que las estrategias de deprescripcion deben ser generales de entrada, y luego ya según que población definir estrategias de abordaje alternativo</text:p>
      <text:p text:style-name="Standard">Aunque todos los casos me parecen importantes probablemente empezaría con la revisión de personas institucionalizadas y colectivos marginales por el grandísimo impacto y estigma que padecen y empezando por un profundo trabajo de sensibilización y formación de los médicos en general, los psiquiatras en particular y la red institucional en general. Hasta que no se trabaje en el cambio de paradigma y los profesionales no se vean libres de las presiones de las farmacéuticas y de los prejuicios ante las poblaciones psiquiatrizadas no se podrá reconducir la situación. Junto a ello habría que reforzar las redes asistenciales, comunitarias y de apoyo.</text:p>
      <text:p text:style-name="Standard"/>
      <text:p text:style-name="Standard">Las iniciativas más urgentes son las que pueden prevenir situaciones futuras, como en el uso en niños y adolescentes, en casos de causas no psiquiátricas y en primeros episodios. La principal barrera es la presión de la industria farmacéutica y que los profesionales ceden a esta presión. Instaurar políticas alternativas como atención psicológica, social y de cuidados minimizan la necesidad de neurolépticos. <text:s/>La formación de los profesionales es fundamental pero no suficiente. Las instituciones sanitarias deben comprometerse con estos programas e incluirlos en los planes estratégicos con la financiación pertinente.</text:p>
      <text:p text:style-name="Standard">Continued follow up </text:p>
      <text:p text:style-name="Standard"/>
      <text:p text:style-name="Standard"/>
      <text:p text:style-name="Standard"/>
      <text:p text:style-name="Standard">Considero urgente que antes de que pauten un medicamento sea descartado otra enfermedad que sea la causa. Las principales barreras son las presiones farmacéuticas junto con la resistencia institucional. Y claro, para hacer cambios, se deben ofrecer opciones, cuales serían?</text:p>
      <text:p text:style-name="Standard"/>
      <text:p text:style-name="Standard">De las iniciativas mencionadas, considero que la más urgente es la implementación de políticas públicas para prevenir la sobrediagnosticación y la sobreprescripción, ya que este es un problema fundamental que afecta la calidad de la atención médica a nivel global. La sobrediagnosticación y la sobreprescripción tienen un impacto directo en la salud de los pacientes, no solo generando efectos secundarios de medicamentos innecesarios, sino también contribuyendo a la dependencia de tratamientos farmacológicos en lugar de abordar las causas subyacentes de los trastornos. Además, estas prácticas pueden llevar a errores de diagnóstico y tratamientos inapropiados, lo que afecta especialmente a los pacientes más vulnerables, como los de edad avanzada, niños, y personas con enfermedades crónicas.</text:p>
      <text:p text:style-name="Standard"><text:soft-page-break/>Se debe ofrecer salud y no el modelo de drogas legales actual, hace falta invertir mucho más en sanidad y educación para tener una sociedad justa y saludable</text:p>
      <text:p text:style-name="Standard"/>
      <text:p text:style-name="Standard">Barreras. falta de formación, resistencia institucional, temor de los pacientes y, falta de alternativas terapéuticas basadas en la evidencia. Escaso profesional de salud mental con formación especializada y experiencia. Mucho enchufe y poco merito. El papel y obligación de los profesionales y admi es vital </text:p>
      <text:p text:style-name="Standard">Desde la sanidad pública el principal problema es la falta de tiempo para atender a los pacientes por lo que muchas veces se opta por el inicio de un tratamiento psicofarmacologico pues no existe la posibilidad de la realización de una correcta psicoterapia. </text:p>
      <text:p text:style-name="Standard">1- centrarse en el uso excesivo y la sobreprescripción de benzodiacepinas, problema actual en atención primaria y que los psiquiatras intentamos evitar por ejemplo usando otros medicamentos (antipsicóticos a dosis bajas, pregabalina, etc) 2- barreras: falta de formación, totalmente de acuerdo, hay q formar e informar más y mejor, tanto a profesionales como informar al paciente de lo que se le está prescribiendo, me ha pasado con pacientes que toman antidepresivos para 'dormir' recetados en atención primaria y ellos ni sabían que era un antidepresivo (deprax p.ej.) 3- debería haber una mayor restricción en la prescripción de estos fármacos y que el especialista en salud mental sea quien los recete. igual que los psiquiatras no recetamos medicación para el lupus, un trauma no debería prescribir antipsicóticos, opino. los administradores deberían vigilar las prescripciones y dosis que se recetan. </text:p>
      <text:p text:style-name="Standard"/>
      <text:p text:style-name="Standard">Método científico siempre Mejor formación de médicos, de primaria especialmente, especialistas (no sólo psiquiatras, también de todas las demás especialidades) En el caso de psiquiatría, mejor formación de psicólogos clínicos Uso racional de fármacos primum non nocere, usar fármacos sólo cuando estén indicados, a la dosis indicadas y durante el tiempo indicado vigilancia de su eficacia y de lo posibles efectos secundarios siempre explicación y decisión compartida con el paciente siempre relación estrecha con las asociaciones de pacientes </text:p>
      <text:p text:style-name="Standard"/>
      <text:p text:style-name="Standard">1.Revisión Nacional del Uso de Neurolépticos en Niños y Adolescentes <text:s/>2. Equipos dotados con recursos humanos suficientes. Plates integrales interdeprtamentales: social, trabajo, educación, sanitario y sanitario salud mental. 3. La detección y el tratamiento es una cuestions de continuidad asistencial realizada holisticamente y con la dedicación en entrevistas ( incluidas domiciliares) precisas. No es una cirugía compleja de 12h seguidas - post-operatoria i alta a la Primaria. No se detecta en 1h ni se trata con 30' cada 2/3meses. No se precisa un rebot complejo pero si recursos humanos (horas de profesionales) No se trata sino hay una intervención multidisciplinar e integrada social-educativa-sanitaria- laboral.</text:p>
      <text:p text:style-name="Standard">Me parece que las líneas más urgentes debieran ser las asociadas a aquellos colectivos en situación de mayor vulnerabilidad o vulneración de derechos: infancia, pacientes en situación de curatela legal, colectivos marginados,... La situación de menor capacidad de defenderse dá lugar a un mayor riesgo y a su sostenimiento en el tiempo. <text:s/>La existencia de posiciones ideológicas predominantes basadas en el supuesto saber absoluto (más habitualmente situado en los biologicismos, que no en lo biológico) acerca de lo que la persona necesita me parece la barrera más potente de cara a conseguir un cambio sistémico. <text:s/>El papel de los profesionales y las asociaciones es fundamental como actores directamente implicados. Pero aún más importante me parece el de los que lo sufren directamente. Así lo que los pacientes y colectivos en primera persona tenga que decir ha de estar siempre en un lugar preminente. En las relaciones de poder siempre hay una asimetría y habde buscarse darle la vuelta o por lo menos reequilibrar. <text:s/>Una óptica desde los derechos humanos y una exigencia social en este sentido al respecto del tratamiento de la salud mental es básica y urgente.</text:p>
      <text:p text:style-name="Standard">Acercar la academia a los verdaderos problemas de la sociedad. <text:s/>Fortalecer la psicoeducación centrada en las fortalezas. <text:s/>Humildad profesional. <text:s/>Relevancia de intervenciones con enfoque de género e intercultural. <text:s/>Fundamental fortalecer la entidad pública y privada en la SM comunitaria. <text:s/><text:soft-page-break/>Colegios profesionales más presentes en la investigación, intervención y difusión. <text:s/>Gracias por tan interesante investigación.</text:p>
      <text:p text:style-name="Standard"/>
      <text:p text:style-name="Standard">Para mí lo esencial es restablecer la solidez de los fundamentos científicos de la práctica médica. El sector público debe recuperar su vínculo con la ciencia, mantenerse al margen de la influencia económica, y volver a dar primacía a la salud pública. Ello implica detectar las influencias nefastas de la industria farmacéutica y eliminarlas. Creo que el estado debería emprender una acometida jurídica contra las malas prácticas de la industria para así delimitar su influencia y restablecer la confianza en la ciencia. La transparencia y deshacerse de la corrupción científica deberían permitir que la profesión médica, de por sí vocacional, se restableciera al poco tiempo de forma natural. La retribución <text:s/>justa en este ámbito también ayudaría al bienestar profesional, ello reforzaría esta labor y haría que los trabajadores públicos no tuvieran tentaciones económicas. </text:p>
      <text:p text:style-name="Standard">Creo que está mal enfocado todo el debate. Existe una hipermedicalización, no sólo psiquiátrica, a la que hay sistemáticas barreras estructurales (inversión escasa en política sanitaria más allá del fármaco, formación orientada a la resolución inmediata, sociedad puerilizada con nula tolerancia al malestar y demandas de resolución también inmediatas, etc.) , <text:s/>que, o se aborda en su conjunto, o sólo van a sustituir una sobremedicación por otra.</text:p>
      <text:p text:style-name="Standard">Lo más urgente sería retirar tratamientos a pacientes que no lo necesitan. <text:s/>Barreras: falta de profesionales, falta de conocimiento en los profesionales, falta de tiempo para una buena atención al paciente, falta de educación para la salud a la población general. Y seguramente más cosas que ahora mismo no se me ocurren. <text:s text:c="2"/></text:p>
      <text:p text:style-name="Standard">La eliminación del uso de neurolépticos para indicaciones no psiquiátricas, la deprescripcion en niños y adolescentes y en casos de trauma La falta de formación y motivación de los profesionales, la falta de recursos psicosociales y comunitarios, el miedo de los pacientes a abandonar lo conocido Los profesionales son los representantes de la institución, creo que su labor al lado del paciente, de parte de el, minimizar el daño, racionalizar las intervenciones, poner al paciente en el centro de la atención, no al fármaco o la institución.</text:p>
      <text:p text:style-name="Standard">Más RRHH y siempre valorar riesgo-beneficio</text:p>
      <text:p text:style-name="Standard">Pues creo que todas son importantes, pero sin duda creo que debemos realizar una reflexión más profunda sobre las causas del malestar y tratarlas, no silenciar el síntoma. Y con esto también podremos empezar a pensar que es necesario retirar tratamientos cronificados y valorar qué necesita la persona. <text:s/>Por supuesto información y derecho a la toma de decisiones real <text:s/>Y para mí también es totalmente necesario pedir responsabilidades, justicia restaurativa para las víctimas de la psiquiatría, que a día de hoy prácticamente lo somos todos. <text:s/>Rotura de la relación medicina-control-sedación de la población. </text:p>
      <text:p text:style-name="Standard">Creo que todas son importantes, deberian de implantarse todas. Referente a las barreras, comenzaria por formar, si hay información , puede manejarse mejor la situación, el paciente reduciria el miedo al cambio, ademas de comprobar que evoluciona bien. <text:s/>Respectoa algunos profesionales de la salud y administradores deberian de sustituirlos, porque actualmente vivimos situaciones inauditas. <text:s/></text:p>
      <text:p text:style-name="Standard">I believe there is no point in considering deprescribing within a shared decision making model until all doctors within the medical profession adopt this position. Until doctors are fully educated and on board with this knowledge then it will be impossible to implement. To do this, there needs to be robust challenge including a widespread ban on the falsehoods which have been portrayed as evidence by pharmaceutical companies who wish to promote their drugs. The public must be fully informed of the harms of psychiatric drugs. At present there is a cry for more drugs - so only when they know the truth, will it be possible to reverse the current trends. </text:p>
      <text:p text:style-name="Standard">Los casos clínicos severos y los que involucren a población con mayor indice de vulnerabilidad. Las principales barreras son la escasez de profesionales, programas, presupuesto y levantamiento de información (investigaciones). </text:p>
      <text:p text:style-name="Standard"/>
      <text:p text:style-name="Standard">In Italy we adopt a regional and territorial approach</text:p>
      <text:p text:style-name="Standard"/>
      <text:p text:style-name="Standard"><text:soft-page-break/>1. a. Regular evaluation of prescription to check proper indication, prevention inappropriate medication &amp; unnecessary harm. <text:s/>b. Proper medication education &amp; refreshers training for care professionals. Clear communication of benefits Vs harm to patients. <text:s text:c="2"/>2. a. Burn out, funding, loss of trust. <text:s text:c="2"/>b. What could help? <text:s/>Social media campaign with transparent communication, <text:s text:c="2"/>age appropriate mental health education beginning from primary school/ kindergarten. Promotion of other interventions making medication the last step. <text:s text:c="2"/>3. Clear, shared policy to ensure better care. Regular communication across the chain of care and with other stakeholders ( Health insurance, patients organizations, legal counsel, human rights groups, Ombudsman etc.) <text:s text:c="2"/>4. Making sure that other institutions (home, school, job places, religious institutions, social clubs, holiday retreats etc.) share responsibility of creating better mental health as partners of care institutions. Not separately but together with practitioners and care organizations and with Regular communication. </text:p>
      <text:p text:style-name="Standard"/>
      <text:p text:style-name="Standard">From a Scottish perspective the key policy driver is the implementation of trauma informed practice. In mental health this has multiple implications. Improving access to trauma treatments, increasing the number of trauma informed practitioners, redesigning professional curricula (including a project I was involved in https://www.researchgate.net/publication/333846977_Trauma-informed_practice_a_paradigm_shift_in_the_education_of_mental_health_nurses ) ensuring all patients are routinely assessed for trauma and where appropriate changing diagnosis.</text:p>
      <text:p text:style-name="Standard">Clear flow chart guidelines to make sure other physical and psycho-social problems are properly eliminated before prescribing dopamine blockers. Barriers: poor training on autism, trauma, dissociation, metabolic causes, and institutional silos. Some ways to ensure: all cases should be reviewed after 1-3 months of an intervention being started to make sure all possible causes have been properly checked; have cases reviewed by an independent multi-disciplinary committee.</text:p>
      <text:p text:style-name="Standard">1. Los menores son la base, ya que son los primeros en caer en tomas descontroladas de estos fármacos. 2. La formación académica tan biomédica y biologicista, y escasamente psicoterapéutica, psicológica y humanizadora. 3. Los profesionales son fundamentales pero sobre todo los sistemas mal organizados, sin recursos para la Salud Mental y sus inexistentes <text:s/>y precarios dispositivos.</text:p>
      <text:p text:style-name="Standard">Lo más urgente es la infancia y la adolescencia aunque todo es igual de importante. Las principales barreras son falta de formación, resistencia institucional, <text:s/>presiones farmacéuticas, falta de recursos humanos. <text:s/>Más red y dispositivos en salud mental (más RRHH). Los profesionales tienen <text:s/>el papel de ser responsables de preocuparse por su trabajo y por los pacientes, emplear el tiempo necesario en cada paciente aunque a veces el sistema haga que tengamos que ser "más rápidos y eficaces.. " y solo se vean números.. mirar a las personas. Hacer cada uno nuestra parte, y luchar para que la administración vea el problema y luche por el</text:p>
      <text:p text:style-name="Standard">1. - as short as possible prescribing <text:s text:c="4"/>- prioritizing therapy before prescribing benzo's <text:s text:c="5"/>- accessibility to compounded lower doses; 'without the right tools it's impossible to taper safely' <text:s/>2. All the things you mentioned and: no registration of new psychotropic meds without needed lower doses from the start, remove all misleading info about 'chemical imbalance', withdrawal that only lasts a few days/weeks etc.' <text:s text:c="4"/>Making therapy as first step possible; no waiting lists <text:s/>3. -Informed consent including risk of hard coming off. Warning after 4 weeks of benzo's=off label use <text:s text:c="3"/>-To prevent further harm: accessibility to compounded lower doses to avoid longlasting symptoms which are not always reversible, reinstatement that not always is successful. risk of adding more psychotropic meds against withdrawal symptoms. suicide because of akathisia, losing relationships, work etc. <text:s text:c="3"/>- Follow-up deprescribed patients: some patients start suffering late-onset withdrawal after a taper without problems. Some of them (and their doctors too) do not make the connection with the tapering and are referred to psychiatry again or neurologists to undergo expensive testing where diagnoses are made for which no treatment exists. <text:s text:c="2"/></text:p>
      <text:p text:style-name="Standard">They are all equally important. </text:p>
      <text:p text:style-name="Standard"/>
      <text:p text:style-name="Standard">Lucha contra tendencias antipsiquiatría por parte de psicólogos noveles y con formación limitada en neuroanatomía y bioquímica neurofisiológica </text:p>
      <text:p text:style-name="Standard"><text:soft-page-break/></text:p>
      <text:p text:style-name="Standard">fortalecer la atencion no farmacologica y comunitaria, fortaleciendo servicios de prevencion y promocion, así como los servicios ya establecidos de atencion integral a las personas por profesionales no psiquiatricos, permitiendo mayor alcance y cobertura a poblacion mas desfavorecida. Trabajar en la lucha contra el estigma, la desinstitucionalizacion, mejorar las condiciones de trabajo para los profesionales y que los puestos sean atractivos para que no haya fuga de cerebros.</text:p>
      <text:p text:style-name="Standard">Most urgent is to train doctors and then ancillary workers in how to cope with emotion (with their own emotion first). <text:s/>The barriers are the arrogance of Western civilisation and the after-effects of the European Renaissance because of which we worship Science usually without knowing what science is or how to use it. <text:s/>Practitioners and administrators usually live in different universes. They could all take the Hipporatic Oath and try to live by it.</text:p>
      <text:p text:style-name="Standard"/>
      <text:p text:style-name="Standard"/>
      <text:p text:style-name="Standard">Necesitamos formación a todos los niveles y orientar la prescripción a la TDC</text:p>
      <text:p text:style-name="Standard"/>
      <text:p text:style-name="Standard">Hemos de recordar que, para que se pudiera promulgar la ley general de sanidad en 1986 hicieron falta millones de votos y también muchos luchadores desde dentro del sistema sanitario. Hoy siguen siendo necesarias ambas cuestiones. Hoy hay un personal muy valioso y capacitado, al que se lo ha ido constriñendo debido a varias razones, entre las cuales, no solo los recortes, pero estos han sido determinantes. Hay algo ideológico, vinculado a lo corporativo, porque los laboratorios han “construido su hábitat de macro prescripción” con una política de lobby consistente durante muchos años, poniendo mucho dinero e intentando sobornar al anterior, al actual y al porvenir. Se ha creado un problema crónico y no es fácil si hay una voluntad real de resolver ello. Otra cuestión es el trabajo con la comunidad para poder dotarse de apoyos que serán imprescindibles. </text:p>
      <text:p text:style-name="Standard">Si se requiere desprescripción, la primordial es que los enfermos mentales graves esten efectivamente curatelados y supervisados desde sus familias y/o desde unos servicios sociales adecuadamente dotados. Si solamente se incide en desprescripción se va a acabar con pacientes con peor salud mental que no tendrán buena capacidad para afrontar los retos de la vida diaria</text:p>
      <text:p text:style-name="Standard">Todas son urgentes. Las barreras son todas las mencionadas. Pero cuando decimos falta de formación, nos referimos al hecho de que los profesionales no saben que pueden desprescribir. Otra cuestión que determina y es barrera es la propia estructura piramidal de poder en los servicios sanitarios. Si hay diálogo simétrico e igualdad entre profesionales podrá existir una igualdad en la toma de decisiones compartidas. <text:s/>Los profesionales tienen un papel central, sobre todo si construyen equipos transdisciplinarios, desjerarquizados y dialógicos. </text:p>
      <text:p text:style-name="Standard"/>
      <text:p text:style-name="Standard">Las politicas en salud mental deben dotar de recursos para prácticas basadas en los derechos. Los profesionales deben desarrollar esos espacios para llevar a cabo prácticas basadas en las necesidades y derechos de la gente. Y deben formarse para conocer a la gente, no para someterla a la disciplina psiquiatría y la normalización. Y las personas atendidas y psiquiatriadas deben ocupar esos espacios para reivindicarse y supervisar las politicas. <text:s/>Vivimos tiempos en que la salud mental está retrocediendo vertiginosamente a la época –encubierta– de los manicomios. Simbólicos pero también arquitectónicos y comunitarios –territorios–. Es responsabilidad de las politicas y los profesionales frenar la institucionalización y cronificación de los malestares, más aun de aquellos que nos resultan extraordinarios y se escapan de nuestra comprensión. <text:s/>Se hace preciso un cambio en el discurso profesional que provoque otro cambio en el discurso social.</text:p>
      <text:p text:style-name="Standard">I would say they are all urgent. I can not pick one but if I had, the ones where most are at risk for abuse, homelessness, or financial instability. <text:s text:c="2"/>A barrier would be granting these new interventions either through social work or economic means. There should be a rapid system for emergent situations. <text:s/>Practitioners should coordinate and investigate past history so they get the full picture </text:p>
      <text:p text:style-name="Standard"/>
      <text:p text:style-name="Standard"><text:soft-page-break/>1. The same solutions can be implemented for all of these conditions. A. Defund psychiatry and psychiatric drugs. B. Document all cases of psychiatric fraud and abuse. C. File complaints for all cases of such abuse. D. Criminally charge all psychiatrists who violate local, regional or national laws. <text:s/>2. The key barrier is the amount of profits generated by these fraudulent and harmful practices. <text:s/>3. Practitioners and Administrators must be legally required to sign and follow the Mental Health Declaration of Human Rights; and be criminally prosecuted for violations.</text:p>
      <text:p text:style-name="Standard">No hay una unica estrategia. Las más inmediata es una atención con tiempo, disponibilidad y alternativas. Apoyar las organizaciones y participacion social e institucional en primera persona. Integración laboral real (no sobre el papel o como explototerapia) y cambios legislativos que respeten los derechos humanos (no sobre el papel, no puede ser que en ciertas unidades de larga estancia la gente lleve internada años renovando judicialmente el internamiento involuntario) y permitan la desprescripción con garantias. <text:s/>La contención debería eliminarse o regularse judicialmente desde un modelo de derechos de manera estricta y un registro lo mas garantista posible No tiene sentido prohibir solo la contención sin más o ponerle solo mil barreras (algo es algo). Creo que los psiquiatras van a mostrar la excepción para justificar la norma y de las barreras <text:s/>y la contención se ocuparán los otros (familia, DUE..) Más eficaz parece un modelo comunitario fuerte -persona de referencia estable, equipos coordinados -dentro del sistema sanitario u con otras instancias: sindicatos, policia, escuelas..-, con un funcionamiento menos hegémonico, vertical y más democratico -también a nivel de salarios y derechos, comunidades que entiendan lo que pasa cuando pasa..- Creo que de otra manera se puede pasar de la contención mecánica a la farmacologica o la pura presión familiar/del centro. Y si hay algún momento en el que hay que contener, hablar y preguntar aquí (reparando en la medida de lo posible), porque la experiencia es de los que han sido contenidos. En cualquier caso considero la contención como la punta de un iceberg que emergerá una y otra vez si no se modifican sus condiciones de posibilidad. <text:s/>Un espacio en urgencias para atención en crisis (bien coordinada) con alternativas residenciales pactadas. Desde la sala clásica reformada y abierta con opcion de acompañamiento de familia y amigos -a los que hay que facilitar ese acompañamiento-, a las casas soteria, hasta las unidades sin tratamiento o el domicilio con ayuda de persona de acompañamiento escogida por el "paciente". Junto con la coordinación, la reorganización de espacios parece algo relativamente sencillo y factible (necesita más tiempo en el dia a dia). <text:s/>Aclarar que hablar y respetar la voluntad de las personas sobre su atención y tratamiento es acompañarlas sea cual sea esa voluntad (y no decir, si no quiere venir o tratarse que no venga que creo que es una de las nuevas demagogias de la autonomia). <text:s/>Hablar y respetar es también no tolerar ninguna agresión ni amenaza al personal que atiende, especialmente cuando se derivan de la rabia y frustración relacionadas con los procesos de medicalización y psicologizacion de malestares sociales (que hay que pensar también como abordar sin sacárselos de encima sin más para dejar espacio a otros). <text:s/>La relación con la industria a nivel individual deberia de desaparecer ya: La formación -en creditos CFC que se premian en las oposiciones- no puede ser realizada por la industria de manera gratuita. La visita médica y regalos asociados (sobre la añoranza del viejo estatus del MEDICO) acaban siendo, a falta de espacios costeados y reservados por los sistemas de salud, una vía importante de formación y cultura común. Parece relativamente sencillo regular esa relación (además de limitar la prescripcion de marcas comerciales) que ya no tiene otro sentido que el comercial. Otro tanto con la info online de la industria para pacientes. <text:s/>Revisar las pautas de tratamiento y sus plazos, debería de ser una prioridad a medio plazo. También el estudio sobre dosis y formulas que minimicen efectos secundarios. Esta revisión requiere a su vez revisar lo que se entiende por remisión y los criterios de inclusión basados en DSM. <text:s/>Es necesario comparar el tratamiento con otras intervenciones. E independientemente, acabar con un sistema que cuenta con la baza de la involuntariedad. (con mayor o menor flexibilidad). <text:s/></text:p>
      <text:p text:style-name="Standard">1ºIniciativa Nacional de Deprescripción en Pacientes Mayores con Alto Riesgo de Mortalidad y Discapacidad <text:s/>2ºAbordando la Sobreprescripción de Neurolépticos en la Atención Social y Comunidades Marginadas -Las principales barreras para llevar a cabo la desprescripción es que haya una buena red psicosocial, que permita intervenir de verdas en los factores de riesgo y mantenimiento (muchos de ellos pertenecientes al mundo social y en el caso de menores y adultos <text:soft-page-break/>jóvenes, del mundo educativo). También es importante la formación sobre estos aspectos a los profesionales de la salud para tener presente los riesgos y consecuencias de la prescripción farmacológica. -Es importante además de la formación de los profesionales sanitarios, la coordinación entre primaria, servicios sociales y en definitiva poder trabajar en red.</text:p>
      <text:p text:style-name="Standard">2. Psychiatry's subservience to the pharmaceutical industry and its bio-genetic ideology</text:p>
      <text:p text:style-name="Standard">Re 1: <text:s/>A shift from a view of people as patients to be treated, one the one hand, to rights-holder, whose decisions need to be respected. This should draw on the CRPD. System-wide it is also vital to give experts-by-experience a say, indeed an oversight role. <text:s text:c="2"/>Re 2: institutional resistance, especially around litigation and health and safety risks. This is often fuelled by biased and sensationalist media reporting of isolated cases. <text:s text:c="2"/>Re 3: making sure there is provision of psycho-social support, and maintaining the therapeutic alliance. </text:p>
      <text:p text:style-name="Standard">Revisión Nacional del Uso de Neurolépticos en Niños y Adolescentes.</text:p>
      <text:p text:style-name="Standard">Urgente es cambiar el modelo asistencial, pero eso solo puede ocurrir a largo plazo. Sacar a las farmacéuticas de intereses economicos en hospitales psiquiátricos y recalcar que hay que cumplir con los derechos humanos.</text:p>
      <text:p text:style-name="Standard">Creo que el mayor lastre es la presión farmacéutica. Pero también la falta de tiempo en el tratamiento terapéutico con las personas. El trato desde los equipos de salud mental es cada vez más deshumanizado. Se pone tratamiento farmacológico para paliar síntomas emocionales. Y para paliar problemas sistémicos e institucionales. Dormir las mentes y los cuerpos es una forma de control, y el uso elevado de fármacos en europa es un indicativo de ello. Tenemos que volver a mirar a las personas a los ojos y entender que nuestra labor es la de acompañar a las personas en sus procesos de recuperación. No solo hacer que se sientan mejor momentáneamente. Solo estamos creando una sociedad más enferma pero adormecida. </text:p>
      <text:p text:style-name="Standard">La revision del uso de neurolépticos (también de psicoestimulantes) en niños y adolescentes es prioritaria para mí. Las dificultades son muchas y vienen de varios lugares. La cultura de la medicaclización, fundada sobre un saber parcial del objeto psiquiátrico, es la más honda. A partir de ahí, la connivencia entre farmacéuticas, cátedras de psiquiatría y direcciones de servicios de psiquiatria y hospitales públicos hacen muy difícil cambiar la mirada hacia lo mental y sus alteraciones. Los máximos responsables son aquellos que dirigen los servicios de psiquaitria y los planes formativos en psiquiatría que no permiten el cambio de mirada. También de los políticos que son conocedores de las necesidades que harían falta para reducir el uso de psicofármacos y no materializan con dotaciones presupuestarias esas necesidades (más personal, más formaciones interdisciplinarias y humanísticas, más espacios comunitarios, más atención psicosocial orientada a la recuperación, más apoyos sociales...). </text:p>
      <text:p text:style-name="Standard"/>
      <text:p text:style-name="Standard">A. En realidad todas son impratntes, pero si hibiera que establecer áreas prioritarias comenzaría por: 1. Revisión Nacional del Uso de Neurolépticos en Niños y Adolescentes; 2. Deprescripción de Neurolépticos en Casos de Trastornos Metabólicos y Nutricionales No Diagnosticados: 3. Iniciativa Nacional de Deprescripción en Pacientes Mayores con Alto Riesgo de Mortalidad y Discapacidad; 4. Eliminación del Uso de Neurolépticos para Indicaciones No Psiquiátricas en Medicina General. <text:s/>B. La barrera mas importante es sin duda la cultural, hay que comenzar a introducir estas nuevas formas de fomentar la salud mental en la formación inicial de profesionales, así como establecer formación de reciclaje profesional de fácil acceso tanto para profesionales como para personas afectadas y familiares. Por otro lado es necesario iniciar campañas de sensibilización a nivel nacional. <text:s/>C. Los administradores se deben convertir en promotores de este tipo de medidas, para luego formar a los profesionales de la salud. Los comités de bioética con expertos en primera persona deben valorar los casos para evitar brechas. Se deben desarrollar buenos sistemas de cribado para conocer bien los distintos perfiles de personas beneficiarias. <text:s/></text:p>
      <text:p text:style-name="Standard">Lamentablemente veo la palabra Deprescripcion constantemente y no tiene acepción en castellano. Aconsejo cambiar ese término o lo tienen muy mal para sacar la Tesis </text:p>
      <text:p text:style-name="Standard">Please conduct zoom interview so I can share more </text:p>
      <text:p text:style-name="Standard"/>
      <text:p text:style-name="Standard"><text:soft-page-break/>Más urgente: toda situación que tenga que ver con la infancia, después con las mujeres que han vivido traumas medicalizados en exceso y también os hombres, las personas en el momento de la vejez, las personas diagnosticadas por error y así todas las situaciones comentadas. Barreras: falta de formación profesional relacionada con el abordaje profundo (psicoanálisis, abordajes vinculares, importancia de la biografía de la persona, enfoque de la persona como un todo), resistencia institucional e inercias y repeticiones mortíferas sin reflexión sobre los objetivos de las instituciones y su sentido de incidencia, presiones farmacéuticas todas y la normalización de su intromisión en la atención en salud pública, falta de alternativas terapéuticas porque la formación suele ser demasiado conductual y psicoeducativa sin considerar aspectos de la complejidad psíquica humana en los diferentes procesos vitales y sus contextos, necesidad de fomentar procesos de emancipación para y con personas afectadas.</text:p>
      <text:p text:style-name="Standard">Estrategias dirigidas a sobreprescripción en comunidades marginadas socialmente, niños y adolescentes y personas mayores. Principales barreras: falta de información y entrenamiento, dificultad para implementar estrategias psicosociales alternativas/complementarias Papel de administradores y profesionales: fundamental</text:p>
      <text:p text:style-name="Standard"/>
      <text:p text:style-name="Standard"/>
      <text:p text:style-name="Standard"/>
      <text:p text:style-name="Standard">Incremento de plantillas y refuerzo de las actuales. Para poder realizar cambias debe haber personal facultativo suficiente no sobrecargado. </text:p>
      <text:p text:style-name="Standard">Centraría las iniciativas en mayor personal facultativo y menores pacientes programados para poder trabajar mejor</text:p>
      <text:p text:style-name="Standard"/>
      <text:p text:style-name="Standard">Implementar a nivel laboral y en todo el territorio, personas con experiencia vivida que se hayan formado para poder establecer un puente de comunicación entre los pacientes y los profesionales. Fortalecer el entendimiento de la situación para ambos. <text:s/>El profesional puede beneficiarse de los conocimientos de la persona con experiencia vivida, que tiene la capacidad para comprender situaciones que está viviendo el paciente, mejorar la comunicación de necesidades y límites que el afectado necesita en estos momentos y que el profesional no consigue identificar a primera instancia por falta de conocimiento situado. <text:s/>Validar y reforzar un sistema de atención a las personas que asegure que no se vulneren sistemáticamente los derechos del paciente, promoviendo un mejor vínculo paciente-medico, adhesión al tratamiento, facilitando la comprensión de enfermedad o trastorno vivido por el atendido y promoviendo un aumento de los indices de recuperación.</text:p>
      <text:p text:style-name="Standard"/>
      <text:p text:style-name="Standard">Creo que tanto a nivel general (de la sociedad, las personas usuarias, los familiares y el entorno) como a nivel de los profesionales específicos que trabajan en la salud mental en un sentido amplio (y esto incluye a servicios sociales y/o entidades de apoyo a personas con discapacidad psicosocial) se debe reforzar la formación acerca de los nuevos estándares de atención que implican un replanteamiento de abordajes basado exclusivamente en la medicación. Esto debe ir en paralelo a la articulación de alternativas terapéuticas viables y servicios de apoyo comunitario que actúen de manera preventiva y proactiva y no reactiva como viene siendo habitual.</text:p>
      <text:p text:style-name="Standard">Empezaría por infanto-juvenil y adulto joven porque 1. es un colectivo vulnerable 2. podría evitar que se cronifiquen casos ya desde edades tempranas, 3. se acaba de lanzar la formación específica a nuevos especialistas, siendo mas fácil incorporar nuevos bloques formativos (comparado con formación de psiquiatria general, ya muy instalada y con su probable resistencia a revisión). <text:s text:c="2"/>Seguiría por enfermos cronificados porque no está demostrado que el tratamiento crónico mejore el pronóstico del caso y supone un colectivo muy voluminoso y sufrido por falta de reconocimiento de la incomprensión o violencia sufrida hasta el momento. <text:s/>BARRERAS: De acuerdo en falta de formación (desde el propio grado de medicina), resistencia institucional (dura de roer, que sufrimos los propios profesionales), conflictos de interés por presiones farmacéuticas, falta de alternativas terapéuticas y de espacio y tiempos de atención. La sanidad pública se ahoga y para poder ayudar a un paciente al menos a groso modo recurres al alivio de los psicofármacos, con frustración <text:soft-page-break/>profesional. <text:s/>La administración debe organizar una oferta de servicios asistenciales de calidad, empezando por cumplir con las ratios recomendadas de todos perfiles sanitarios implicados (atención primaria, especialidades, incluyendo enfermería, trabajo social, terapeutas ocupacionales...), así como reforzar los servicios comunitarios sociales y sociosanitarios, pero de forma significativa. Además, tener un compromiso con el estado de <text:s/>bienestar, y mejorar todas las variables socioeconómicas que impactan de forma trasnversal en todos los pacientes de salud mental, incluso son la única causa de sus patologías. <text:s/>Los profesionales deben tener espacios de reflexión y debate para convencerse de que un cambio de paradigma es necesario, urgente e inevitable. <text:s text:c="2"/></text:p>
      <text:p text:style-name="Standard">Quizá la desprescripción en la infancia y adolescencia sea lo más urgente La presión de la industria es brutal, tienen poder <text:s/>y se llevan mucho presupuesto de la sanidad pública, veo prioritario parales los pies, hay unas políticas muy condescendientes con la industri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7T18:05:29.407178157</meta:creation-date>
    <dc:date>2025-06-27T18:05:49.573212427</dc:date>
    <meta:editing-duration>PT22S</meta:editing-duration>
    <meta:editing-cycles>1</meta:editing-cycles>
    <meta:document-statistic meta:table-count="0" meta:image-count="0" meta:object-count="0" meta:page-count="9" meta:paragraph-count="63" meta:word-count="5403" meta:character-count="35983" meta:non-whitespace-character-count="30514"/>
    <meta:generator>LibreOffice/24.2.7.2$Linux_X86_64 LibreOffice_project/420$Build-2</meta:generator>
  </office:meta>
</office:document-meta>
</file>